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erif" svg:font-family="'Noto Serif'"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b6e9" style:font-size-asian="9pt" style:font-weight-asian="bold" style:font-size-complex="9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officeooo:paragraph-rsid="0014b7ae"/>
    </style:style>
    <style:style style:name="P4" style:family="paragraph" style:parent-style-name="Standard">
      <style:text-properties style:font-name="Liberation Sans" officeooo:rsid="000c1acd" officeooo:paragraph-rsid="0014b7ae"/>
    </style:style>
    <style:style style:name="P5" style:family="paragraph" style:parent-style-name="Standard">
      <style:text-properties style:font-name="Liberation Sans" officeooo:rsid="004570dc" officeooo:paragraph-rsid="004570dc"/>
    </style:style>
    <style:style style:name="P6" style:family="paragraph" style:parent-style-name="Standard">
      <style:text-properties style:font-name="Liberation Sans" officeooo:rsid="004c14ae" officeooo:paragraph-rsid="004c14ae"/>
    </style:style>
    <style:style style:name="P7" style:family="paragraph" style:parent-style-name="Standard">
      <style:text-properties style:font-name="Liberation Sans" officeooo:rsid="004c16d1" officeooo:paragraph-rsid="004c16d1"/>
    </style:style>
    <style:style style:name="P8" style:family="paragraph" style:parent-style-name="Standard">
      <style:text-properties style:font-name="Liberation Sans" officeooo:rsid="0033dff9" officeooo:paragraph-rsid="004c253b"/>
    </style:style>
    <style:style style:name="P9" style:family="paragraph" style:parent-style-name="Standard">
      <style:text-properties style:font-name="Liberation Sans" officeooo:rsid="004c253b" officeooo:paragraph-rsid="004c253b"/>
    </style:style>
    <style:style style:name="P10" style:family="paragraph" style:parent-style-name="Standard">
      <style:text-properties style:font-name="Liberation Sans" officeooo:rsid="004e0440" officeooo:paragraph-rsid="004e0440"/>
    </style:style>
    <style:style style:name="P11" style:family="paragraph" style:parent-style-name="Standard">
      <style:text-properties style:font-name="Liberation Sans" officeooo:rsid="004e9c15" officeooo:paragraph-rsid="004e9c15"/>
    </style:style>
    <style:style style:name="P12" style:family="paragraph" style:parent-style-name="Standard">
      <style:text-properties style:font-name="Liberation Sans" officeooo:rsid="00119357" officeooo:paragraph-rsid="00119357"/>
    </style:style>
    <style:style style:name="P13" style:family="paragraph" style:parent-style-name="Standard">
      <style:text-properties style:font-name="Liberation Sans" officeooo:rsid="004f4dd2" officeooo:paragraph-rsid="004e9c15"/>
    </style:style>
    <style:style style:name="P14" style:family="paragraph" style:parent-style-name="Standard">
      <style:text-properties officeooo:paragraph-rsid="0030f9f3"/>
    </style:style>
    <style:style style:name="P15" style:family="paragraph" style:parent-style-name="Standard">
      <style:text-properties officeooo:rsid="004e9c15" officeooo:paragraph-rsid="004e9c15"/>
    </style:style>
    <style:style style:name="P16" style:family="paragraph" style:parent-style-name="Standard">
      <style:text-properties officeooo:paragraph-rsid="004e9c15"/>
    </style:style>
    <style:style style:name="P17" style:family="paragraph" style:parent-style-name="Standard">
      <style:text-properties officeooo:rsid="004f4dd2" officeooo:paragraph-rsid="004f4dd2"/>
    </style:style>
    <style:style style:name="P18" style:family="paragraph" style:parent-style-name="Standard">
      <style:text-properties officeooo:paragraph-rsid="004c253b"/>
    </style:style>
    <style:style style:name="P19" style:family="paragraph" style:parent-style-name="Text_20_body">
      <style:text-properties style:font-name="Liberation Sans" officeooo:rsid="003348a0" officeooo:paragraph-rsid="003348a0"/>
    </style:style>
    <style:style style:name="P20" style:family="paragraph" style:parent-style-name="Text_20_body">
      <style:paragraph-properties fo:text-align="center" style:justify-single-word="false"/>
      <style:text-properties style:font-name="Liberation Sans" officeooo:rsid="0014b7ae" officeooo:paragraph-rsid="0014b7ae"/>
    </style:style>
    <style:style style:name="P21" style:family="paragraph" style:parent-style-name="Heading_20_1">
      <style:text-properties officeooo:rsid="0002634c" officeooo:paragraph-rsid="000394a6"/>
    </style:style>
    <style:style style:name="P22" style:family="paragraph" style:parent-style-name="Heading_20_1">
      <style:text-properties officeooo:paragraph-rsid="000394a6"/>
    </style:style>
    <style:style style:name="P23" style:family="paragraph" style:parent-style-name="Heading_20_2">
      <style:text-properties officeooo:paragraph-rsid="000394a6"/>
    </style:style>
    <style:style style:name="P24" style:family="paragraph" style:parent-style-name="Standard" style:list-style-name="L1">
      <style:text-properties officeooo:paragraph-rsid="004e9c15"/>
    </style:style>
    <style:style style:name="P25" style:family="paragraph" style:parent-style-name="Standard" style:list-style-name="L1">
      <style:text-properties officeooo:rsid="004e9c15" officeooo:paragraph-rsid="004e9c15"/>
    </style:style>
    <style:style style:name="T1" style:family="text">
      <style:text-properties fo:color="#000000" fo:font-weight="normal" style:font-weight-asian="normal" style:font-weight-complex="normal"/>
    </style:style>
    <style:style style:name="T2" style:family="text">
      <style:text-properties fo:color="#000000" fo:font-weight="normal" officeooo:rsid="000a3cd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officeooo:rsid="0001903a"/>
    </style:style>
    <style:style style:name="T6" style:family="text">
      <style:text-properties style:font-name="Liberation Sans"/>
    </style:style>
    <style:style style:name="T7" style:family="text">
      <style:text-properties style:font-name="Liberation Sans" fo:font-size="16.1000003814697pt" fo:font-weight="bold" officeooo:rsid="0002bc11" style:font-name-asian="Noto Sans CJK SC" style:font-size-asian="16.1000003814697pt" style:font-weight-asian="bold" style:font-name-complex="Droid Sans Devanagari" style:font-size-complex="16.1000003814697pt" style:font-weight-complex="bold"/>
    </style:style>
    <style:style style:name="T8" style:family="text">
      <style:text-properties style:font-name="Liberation Sans" fo:font-size="16.1000003814697pt" fo:font-weight="bold" officeooo:rsid="0000f29d" style:font-name-asian="Noto Sans CJK SC" style:font-size-asian="16.1000003814697pt" style:font-weight-asian="bold" style:font-name-complex="Droid Sans Devanagari" style:font-size-complex="16.1000003814697pt" style:font-weight-complex="bold"/>
    </style:style>
    <style:style style:name="T9" style:family="text">
      <style:text-properties style:font-name="Liberation Sans" officeooo:rsid="0042c3e6"/>
    </style:style>
    <style:style style:name="T10" style:family="text">
      <style:text-properties style:font-name="Liberation Sans" officeooo:rsid="0030f9f3"/>
    </style:style>
    <style:style style:name="T11" style:family="text">
      <style:text-properties style:font-name="Liberation Sans" officeooo:rsid="004c14ae"/>
    </style:style>
    <style:style style:name="T12" style:family="text">
      <style:text-properties style:font-name="Liberation Sans" officeooo:rsid="004e9c15"/>
    </style:style>
    <style:style style:name="T13" style:family="text">
      <style:text-properties style:font-name="Liberation Sans" officeooo:rsid="004f4dd2"/>
    </style:style>
    <style:style style:name="T14" style:family="text">
      <style:text-properties style:font-name="Liberation Sans" fo:font-style="italic" style:font-style-asian="italic" style:font-style-complex="italic"/>
    </style:style>
    <style:style style:name="T15" style:family="text">
      <style:text-properties style:font-name="Liberation Sans" fo:font-style="italic" officeooo:rsid="004e9c15" style:font-style-asian="italic" style:font-style-complex="italic"/>
    </style:style>
    <style:style style:name="T16" style:family="text">
      <style:text-properties style:font-name="Liberation Sans" fo:font-style="italic" officeooo:rsid="004f4dd2" style:font-style-asian="italic" style:font-style-complex="italic"/>
    </style:style>
    <style:style style:name="T17" style:family="text">
      <style:text-properties style:font-name="Liberation Sans" fo:font-style="italic" officeooo:rsid="0052690c" style:font-style-asian="italic" style:font-style-complex="italic"/>
    </style:style>
    <style:style style:name="T18" style:family="text">
      <style:text-properties style:font-name="Liberation Sans" fo:font-style="italic" officeooo:rsid="004c253b" style:font-style-asian="italic" style:font-style-complex="italic"/>
    </style:style>
    <style:style style:name="T19" style:family="text">
      <style:text-properties style:font-name="Liberation Sans" fo:font-style="italic" officeooo:rsid="0050a78b" style:font-style-asian="italic" style:font-style-complex="italic"/>
    </style:style>
    <style:style style:name="T20" style:family="text">
      <style:text-properties style:font-name="Liberation Sans" fo:font-style="italic" officeooo:rsid="0055b215" style:font-style-asian="italic" style:font-style-complex="italic"/>
    </style:style>
    <style:style style:name="T21" style:family="text">
      <style:text-properties style:font-name="Liberation Sans" fo:font-style="italic" officeooo:rsid="0056b9fd" style:font-style-asian="italic" style:font-style-complex="italic"/>
    </style:style>
    <style:style style:name="T22" style:family="text">
      <style:text-properties style:font-name="Liberation Sans" fo:font-style="normal" officeooo:rsid="0052690c" style:font-style-asian="normal" style:font-style-complex="normal"/>
    </style:style>
    <style:style style:name="T23" style:family="text">
      <style:text-properties style:font-name="Liberation Sans" fo:font-style="normal" officeooo:rsid="0050a78b" style:font-style-asian="normal" style:font-style-complex="normal"/>
    </style:style>
    <style:style style:name="T24" style:family="text">
      <style:text-properties style:font-name="Liberation Sans" fo:font-style="normal" officeooo:rsid="0055b215" style:font-style-asian="normal" style:font-style-complex="normal"/>
    </style:style>
    <style:style style:name="T25" style:family="text">
      <style:text-properties style:font-name="Liberation Sans" fo:font-style="normal" officeooo:rsid="0056b9fd" style:font-style-asian="normal" style:font-style-complex="normal"/>
    </style:style>
    <style:style style:name="T26" style:family="text">
      <style:text-properties style:font-name="Liberation Sans" officeooo:rsid="001f6dc3"/>
    </style:style>
    <style:style style:name="T27" style:family="text">
      <style:text-properties style:font-name="Liberation Sans" officeooo:rsid="004c253b"/>
    </style:style>
    <style:style style:name="T28" style:family="text">
      <style:text-properties officeooo:rsid="0002634c"/>
    </style:style>
    <style:style style:name="T29" style:family="text">
      <style:text-properties officeooo:rsid="0002bc11"/>
    </style:style>
    <style:style style:name="T30" style:family="text">
      <style:text-properties officeooo:rsid="000394a6"/>
    </style:style>
    <style:style style:name="T31" style:family="text">
      <style:text-properties officeooo:rsid="0014b7ae"/>
    </style:style>
    <style:style style:name="T32" style:family="text">
      <style:text-properties officeooo:rsid="000c1acd"/>
    </style:style>
    <style:style style:name="T33" style:family="text">
      <style:text-properties fo:font-style="italic" style:font-style-asian="italic" style:font-style-complex="italic"/>
    </style:style>
    <style:style style:name="T34" style:family="text">
      <style:text-properties fo:font-style="italic" officeooo:rsid="004f4dd2" style:font-style-asian="italic" style:font-style-complex="italic"/>
    </style:style>
    <style:style style:name="T35" style:family="text">
      <style:text-properties officeooo:rsid="000a2c6e"/>
    </style:style>
    <style:style style:name="T36" style:family="text">
      <style:text-properties officeooo:rsid="000b327a"/>
    </style:style>
    <style:style style:name="T37" style:family="text">
      <style:text-properties style:text-underline-style="none" officeooo:rsid="000c1acd"/>
    </style:style>
    <style:style style:name="T38" style:family="text">
      <style:text-properties style:text-underline-style="solid" style:text-underline-width="auto" style:text-underline-color="font-color" officeooo:rsid="000c1acd"/>
    </style:style>
    <style:style style:name="T39" style:family="text">
      <style:text-properties officeooo:rsid="004c14ae"/>
    </style:style>
    <style:style style:name="T40" style:family="text">
      <style:text-properties style:font-name="Noto Serif"/>
    </style:style>
    <style:style style:name="T41" style:family="text">
      <style:text-properties style:font-name="Noto Serif" fo:font-style="normal" officeooo:rsid="0055b215" style:font-style-asian="normal" style:font-style-complex="normal"/>
    </style:style>
    <style:style style:name="T42" style:family="text">
      <style:text-properties officeooo:rsid="004c253b"/>
    </style:style>
    <style:style style:name="T43" style:family="text">
      <style:text-properties officeooo:rsid="004e9c15"/>
    </style:style>
    <style:style style:name="T44" style:family="text">
      <style:text-properties officeooo:rsid="004f4dd2"/>
    </style:style>
    <style:style style:name="T45" style:family="text">
      <style:text-properties officeooo:rsid="0051f8b8"/>
    </style:style>
    <style:style style:name="T46" style:family="text">
      <style:text-properties officeooo:rsid="005269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eel 1: Introductie</text:h>
      <text:h text:style-name="P23" text:outline-level="2">Stap 1: <text:span text:style-name="T5">Teaser</text:span></text:h>
      <text:p text:style-name="P19">Inleiding<text:span text:style-name="T39">.</text:span></text:p>
      <text:p text:style-name="P14"><text:span text:style-name="T10">Demo s</text:span><text:span text:style-name="T11">imulatie van auto.</text:span></text:p>
      <text:p text:style-name="P6">Enige gevoel krijgen <text:span text:style-name="T45">voor </text:span>achterliggende theorie.</text:p>
      <text:p text:style-name="P11"><text:span text:style-name="T45">Begrijpen</text:span> PLC sweep, link met Arduino loop.</text:p>
      <text:p text:style-name="P6">Hoe giet <text:span text:style-name="T45">ik</text:span> de theorie in de vorm van een programm<text:span text:style-name="T43">a.</text:span></text:p>
      <text:p text:style-name="P6">Waar komt de besturing en <text:span text:style-name="T45">begrijpen</text:span> code-generatie.</text:p>
      <text:p text:style-name="P6">Visualisatie en de rol van objecten, klassen en overerving hierin.</text:p>
      <text:p text:style-name="P6"><text:span text:style-name="T45">2e demo: w</text:span>at moet realistisch zijn en wat doet er minder toe.</text:p>
      <text:h text:style-name="P23" text:outline-level="2">Stap 2: <text:span text:style-name="T29">Wat kun je na deze les</text:span></text:h>
      <text:p text:style-name="P6">Beoordelen of object georienteerd programmeren in een gegeven situatie voordelen biedt en beargumenteren waarom<text:span text:style-name="T46">.</text:span></text:p>
      <text:p text:style-name="P7">Instance variabelen cre<text:span text:style-name="T40">ë</text:span>ren in de constructor, in afwijking van sommige andere programmeertalen (!)</text:p>
      <text:p text:style-name="P6">Een eenvoudige simulatie maken van een optrekkende auto, met gebruikmaking van OOP<text:span text:style-name="T46">, met name inkapseling.</text:span></text:p>
      <text:h text:style-name="P23" text:outline-level="2">Stap 3: <text:span text:style-name="T7">Ophalen benodigde voorkennis</text:span></text:h>
      <text:p text:style-name="P9">ERD’s en UML class diagrams.</text:p>
      <text:p text:style-name="P9">Structs.</text:p>
      <text:p text:style-name="P8">F<text:span text:style-name="T42">uncties en parameters.</text:span></text:p>
      <text:p text:style-name="P9">Interface en implementation.</text:p>
      <text:h text:style-name="P22" text:outline-level="1"><text:span text:style-name="T28">Deel 2: </text:span>Kern</text:h>
      <text:h text:style-name="P23" text:outline-level="2">Stap 4: <text:span text:style-name="T8">U</text:span><text:span text:style-name="T7">itleg van de nieuwe lesstof</text:span></text:h>
      <text:p text:style-name="P12">Korte samenvatting van de bijbehorende videoles, gelegenheid tot vragen<text:span text:style-name="T31">.</text:span></text:p>
      <text:p text:style-name="P18"><text:span text:style-name="T26">D</text:span><text:span text:style-name="T27">emo van maken klassen </text:span><text:span text:style-name="T18">Animal</text:span><text:span text:style-name="T27">, </text:span><text:span text:style-name="T21">Dog</text:span><text:span text:style-name="T19"> </text:span><text:span text:style-name="T23">en</text:span><text:span text:style-name="T27"> </text:span><text:span text:style-name="T20">Bird</text:span><text:span text:style-name="T23"> met op de juiste plekken de methods</text:span><text:span text:style-name="T19"> __init__</text:span><text:span text:style-name="T23">,</text:span><text:span text:style-name="T19"> move </text:span><text:span text:style-name="T23">en</text:span><text:span text:style-name="T19"> wagTail</text:span><text:span text:style-name="T23"> en </text:span><text:span text:style-name="T22">een </text:span><text:span text:style-name="T23">polymorfe lijst van dieren.</text:span><text:span text:style-name="T24"> </text:span><text:span text:style-name="T21">Dog</text:span><text:span text:style-name="T20"> </text:span><text:span text:style-name="T24">en </text:span><text:span text:style-name="T20">Bird </text:span><text:span text:style-name="T24">hebben veschillende </text:span><text:span text:style-name="T20">move</text:span><text:span text:style-name="T24"> methods. De methods drukken als tekst af wat het betreffende dier precies doet. In een re</text:span><text:span text:style-name="T41">ë</text:span><text:span text:style-name="T24">le situatie zullen zulke functies per soort iets heel verschillends doen.</text:span></text:p>
      <text:h text:style-name="P23" text:outline-level="2">Stap 5: <text:span text:style-name="T5">Voorbeelden en vragen door docent</text:span></text:h>
      <text:p text:style-name="P10">Bekijken broncode PLC simulator<text:span text:style-name="T46">, met name</text:span> modules <text:span text:style-name="T33">scene</text:span>, <text:span text:style-name="T33">engine</text:span><text:span text:style-name="T44"> </text:span>en <text:span text:style-name="T33">vectors</text:span>.</text:p>
      <text:p text:style-name="P10">Module <text:span text:style-name="T34">v</text:span><text:span text:style-name="T33">ectors</text:span> werkt met tuples en globale functies, wat zijn argumenten voor en tegen een class <text:span text:style-name="T33">Vector</text:span> met methods in plaats van globale functies.</text:p>
      <text:h text:style-name="P23" text:outline-level="2"><text:soft-page-break/>Stap 6: <text:span text:style-name="T30">Oefenen met de nieuwe lesstof</text:span></text:h>
      <text:p text:style-name="P16"><text:span text:style-name="T9">M</text:span><text:span text:style-name="T12">aak een klasse </text:span><text:span text:style-name="T15">Car</text:span><text:span text:style-name="T12"> waarvan de objecten instance variables </text:span><text:span text:style-name="T15">position</text:span><text:span text:style-name="T13"> en</text:span><text:span text:style-name="T12"> </text:span><text:span text:style-name="T15">speed</text:span><text:span text:style-name="T12"> hebben.</text:span></text:p>
      <text:p text:style-name="P15"><text:span text:style-name="T13">Geef </text:span><text:span text:style-name="T16">Car</text:span><text:span text:style-name="T13"> een</text:span><text:span text:style-name="T6"> method </text:span><text:span text:style-name="T14">drive (self, acceleration, deltaTime)</text:span><text:span text:style-name="T6"> die:</text:span></text:p>
      <text:list xml:id="list3644782941" text:style-name="L1">
        <text:list-item>
          <text:p text:style-name="P24"><text:span text:style-name="T12">De nieuwe snelheid berekent volgens </text:span><text:span text:style-name="T15">self.speed += acceleration * deltaTime</text:span></text:p>
        </text:list-item>
        <text:list-item>
          <text:p text:style-name="P25"><text:span text:style-name="T6">De nieuwe</text:span><text:span text:style-name="T13"> plaats berekent volgens s</text:span><text:span text:style-name="T16">elf.position += self.speed * deltaTime</text:span></text:p>
        </text:list-item>
      </text:list>
      <text:p text:style-name="P13"/>
      <text:p text:style-name="P17"><text:span text:style-name="T6">Geef </text:span><text:span text:style-name="T14">Car</text:span><text:span text:style-name="T6"> ook een method </text:span><text:span text:style-name="T14">report</text:span><text:span text:style-name="T6"> die </text:span><text:span text:style-name="T17">self.</text:span><text:span text:style-name="T14">position</text:span><text:span text:style-name="T6"> en </text:span><text:span text:style-name="T17">self.</text:span><text:span text:style-name="T14">speed</text:span><text:span text:style-name="T6"> afdrukt.</text:span></text:p>
      <text:p text:style-name="P17"><text:span text:style-name="T6">Instantieer in je hoofdprograma object </text:span><text:span text:style-name="T14">car</text:span><text:span text:style-name="T6"> van class </text:span><text:span text:style-name="T14">Car</text:span><text:span text:style-name="T6"> en roep van dit object in een </text:span><text:span text:style-name="T14">while</text:span><text:span text:style-name="T6">-lus herhaald methods </text:span><text:span text:style-name="T14">drive</text:span><text:span text:style-name="T6"> en </text:span><text:span text:style-name="T14">report</text:span><text:span text:style-name="T6"> aan.</text:span></text:p>
      <text:h text:style-name="P23" text:outline-level="2">Stap 7: Feedback <text:span text:style-name="T5">op gemaakte oefening</text:span></text:h>
      <text:p text:style-name="P2">Een of meerdere leden van elke groep delen hun programma, docent en medestudenten geven feedback, evt. na vragen om nadere uitleg.</text:p>
      <text:p text:style-name="P5">Vraag: Waarom is het vaak (maar niet altijd) verstandig het gebruik van niet-lokale variabelen te vermijden?</text:p>
      <text:h text:style-name="P22" text:outline-level="1"><text:span text:style-name="T28">Deel 3: </text:span>Af<text:span text:style-name="T28">ronding</text:span></text:h>
      <text:h text:style-name="P23" text:outline-level="2">Stap 8: Evalu<text:span text:style-name="T30">eren of deze les goed “geland” is</text:span></text:h>
      <text:p text:style-name="P3">E<text:span text:style-name="T32">é</text:span>n of meer leden van elke groep stellen vragen en/of geven tips en/of tops.</text:p>
      <text:h text:style-name="P23" text:outline-level="2">Stap 9: <text:span text:style-name="T5">Huiswerk om je de lesstof verder eigen te maken</text:span></text:h>
      <text:p text:style-name="P3"><text:span text:style-name="T35">Zie opdrachten-tab in MS-Teams.<text:line-break/><text:line-break/></text:span><text:span text:style-name="T37">Inleveren van de uitgewerkte opdrachten die bij een les horen is, samen met een positief verlopen eind-assessment, een noodzakelijke voorwaarde voor een voldoende en dient uiterlijk 2 volle dagen voor de volgende les plaats te vinden, uitsluitend op de geëigende wijze in MS-Teams.</text:span><text:span text:style-name="T38"><text:line-break/><text:line-break/></text:span><text:span text:style-name="T36">De resultaten worden deels in de volgende les, deels individueel besproken. Maak de opdrachten op het door jou gekozen niveau zo goed mogelijk, maar wees ook niet bang om fouten te maken. Het gaat erom dat je een serieuze poging waagt en de docenten je indien nodig kunnen helpen om verder te komen.</text:span></text:p>
      <text:p text:style-name="P4"/>
      <text:p text:style-name="P2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erif" svg:font-family="'Noto Serif'"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b6e9"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a3cda"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6-09T17:59:49.852105624</dc:date>
    <meta:editing-duration>PT6H59M3S</meta:editing-duration>
    <meta:editing-cycles>54</meta:editing-cycles>
    <meta:generator>LibreOffice/6.3.5.2$Linux_X86_64 LibreOffice_project/30$Build-2</meta:generator>
    <meta:document-statistic meta:table-count="0" meta:image-count="0" meta:object-count="0" meta:page-count="2" meta:paragraph-count="43" meta:word-count="522" meta:character-count="3257" meta:non-whitespace-character-count="2779"/>
  </office:meta>
</office:document-meta>
</file>